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2e" officeooo:paragraph-rsid="000ef0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6f2" officeooo:paragraph-rsid="000ff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462a" officeooo:paragraph-rsid="00104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f89" officeooo:paragraph-rsid="00112f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5a7" officeooo:paragraph-rsid="001165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d49d" officeooo:paragraph-rsid="0012d4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cf3f" officeooo:paragraph-rsid="0013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c56" officeooo:paragraph-rsid="00140c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1ae" officeooo:paragraph-rsid="001421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Specific Node</text:p>
          </table:table-cell>
          <table:table-cell table:style-name="Table1.A1" office:value-type="string">
            <text:p text:style-name="P2">Visit Method</text:p>
          </table:table-cell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g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eclaration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Var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onst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aram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Declarat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Va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Con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ProcParam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atement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Assignment</text:p>
          </table:table-cell>
          <table:table-cell table:style-name="Table1.A2" office:value-type="string">
            <text:p text:style-name="P10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he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If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Else</text:p>
          </table:table-cell>
          <table:table-cell table:style-name="Table1.A2" office:value-type="string">
            <text:p text:style-name="P11">X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oop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Fo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Do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Statemen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CallExpressio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dentifier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Int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StrLiter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Lis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">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istTy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Tru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False</text:p>
          </table:table-cell>
          <table:table-cell table:style-name="Table1.A2" office:value-type="string">
            <text:p text:style-name="P9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eg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nd</text:p>
          </table:table-cell>
          <table:table-cell table:style-name="Table1.A2" office:value-type="string">
            <text:p text:style-name="P3">X</text:p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Xor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qual</text:p>
          </table:table-cell>
          <table:table-cell table:style-name="Table1.A2" office:value-type="string">
            <text:p text:style-name="P4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oolIn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ess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oreEq</text:p>
          </table:table-cell>
          <table:table-cell table:style-name="Table1.A2" office:value-type="string">
            <text:p text:style-name="P5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lus</text:p>
          </table:table-cell>
          <table:table-cell table:style-name="Table1.A2" office:value-type="string">
            <text:p text:style-name="P6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ul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Div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m</text:p>
          </table:table-cell>
          <table:table-cell table:style-name="Table1.A2" office:value-type="string">
            <text:p text:style-name="P7">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it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Return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Expression</text:p>
          </table:table-cell>
          <table:table-cell table:style-name="Table1.A2" office:value-type="string">
            <text:p text:style-name="P12">X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8:05:39.777973589</meta:creation-date>
    <meta:editing-duration>PT5H10M44S</meta:editing-duration>
    <meta:editing-cycles>7</meta:editing-cycles>
    <meta:generator>LibreOffice/6.1.4.2$Windows_X86_64 LibreOffice_project/9d0f32d1f0b509096fd65e0d4bec26ddd1938fd3</meta:generator>
    <dc:date>2019-11-14T19:17:37.424000000</dc:date>
    <meta:document-statistic meta:table-count="1" meta:image-count="0" meta:object-count="0" meta:page-count="2" meta:paragraph-count="72" meta:word-count="74" meta:character-count="387" meta:non-whitespace-character-count="385"/>
  </office:meta>
</office:document-meta>
</file>